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aa0b" officeooo:paragraph-rsid="0003a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1:46:52.259389000</meta:creation-date>
    <dc:date>2016-04-25T11:57:06.425090000</dc:date>
    <meta:editing-duration>PT43S</meta:editing-duration>
    <meta:editing-cycles>2</meta:editing-cycles>
    <meta:generator>LibreOffice/5.0.5.2$MacOSX_X86_64 LibreOffice_project/55b006a02d247b5f7215fc6ea0fde844b30035b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